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paragraph-properties fo:break-before="page"/>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Standard" style:family="paragraph">
      <style:paragraph-properties fo:break-before="page"/>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paragraph-properties fo:break-before="page"/>
    </style:style>
    <style:style style:name="T142" style:parent-style-name="DefaultParagraphFont" style:family="text">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paragraph-properties fo:break-before="page"/>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P190" style:parent-style-name="Standard" style:family="paragraph">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style>
    <style:style style:name="T195" style:parent-style-name="DefaultParagraphFont" style:family="text">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paragraph-properties fo:break-before="page"/>
    </style:style>
    <style:style style:name="T200" style:parent-style-name="DefaultParagraphFont" style:family="text">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P203" style:parent-style-name="Standard" style:family="paragraph">
      <style:text-properties fo:font-weight="bold" style:font-weight-asian="bold" style:font-weight-complex="bold"/>
    </style:style>
    <style:style style:name="P204" style:parent-style-name="Standard" style:family="paragraph">
      <style:text-properties fo:font-weight="bold" style:font-weight-asian="bold" style:font-weight-complex="bold"/>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paragraph-properties fo:break-before="page"/>
    </style:style>
    <style:style style:name="T243" style:parent-style-name="DefaultParagraphFont" style:family="text">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P251" style:parent-style-name="Standard" style:family="paragraph">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P253" style:parent-style-name="Standard" style:family="paragraph">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font-weight="bold" style:font-weight-asian="bold" style:font-weight-complex="bold"/>
    </style:style>
    <style:style style:name="P258" style:parent-style-name="Standard" style:family="paragraph">
      <style:text-properties fo:font-weight="bold" style:font-weight-asian="bold" style:font-weight-complex="bold"/>
    </style:style>
    <style:style style:name="P259" style:parent-style-name="Standard" style:family="paragraph">
      <style:text-properties fo:font-weight="bold" style:font-weight-asian="bold" style:font-weight-complex="bold"/>
    </style:style>
    <style:style style:name="P260" style:parent-style-name="Standard" style:family="paragraph">
      <style:text-properties fo:font-weight="bold" style:font-weight-asian="bold" style:font-weight-complex="bold"/>
    </style:style>
    <style:style style:name="P261" style:parent-style-name="Standard" style:family="paragraph">
      <style:text-properties fo:font-weight="bold" style:font-weight-asian="bold" style:font-weight-complex="bold"/>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fo:font-weight="bold" style:font-weight-asian="bold" style:font-weight-complex="bold"/>
    </style:style>
    <style:style style:name="P265" style:parent-style-name="Standard" style:family="paragraph">
      <style:text-properties fo:font-weight="bold" style:font-weight-asian="bold" style:font-weight-complex="bold"/>
    </style:style>
    <style:style style:name="P266" style:parent-style-name="Standard" style:family="paragraph">
      <style:text-properties fo:font-weight="bold" style:font-weight-asian="bold" style:font-weight-complex="bold"/>
    </style:style>
    <style:style style:name="P267" style:parent-style-name="Standard" style:family="paragraph">
      <style:text-properties fo:font-weight="bold" style:font-weight-asian="bold" style:font-weight-complex="bold"/>
    </style:style>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tandard" style:family="paragraph">
      <style:text-properties fo:font-weight="bold" style:font-weight-asian="bold" style:font-weight-complex="bold"/>
    </style:style>
    <style:style style:name="P277" style:parent-style-name="Standard" style:family="paragraph">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paragraph-properties fo:break-before="page"/>
    </style:style>
    <style:style style:name="T280" style:parent-style-name="DefaultParagraphFont" style:family="text">
      <style:text-properties fo:font-weight="bold" style:font-weight-asian="bold" style:font-weight-complex="bold"/>
    </style:style>
    <style:style style:name="P281" style:parent-style-name="Standard" style:family="paragraph">
      <style:text-properties fo:font-weight="bold" style:font-weight-asian="bold" style:font-weight-complex="bold"/>
    </style:style>
    <style:style style:name="P282" style:parent-style-name="Standard" style:family="paragraph">
      <style:text-properties fo:font-weight="bold" style:font-weight-asian="bold" style:font-weight-complex="bold"/>
    </style:style>
    <style:style style:name="P283" style:parent-style-name="Standard" style:family="paragraph">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P288" style:parent-style-name="Standard" style:family="paragraph">
      <style:text-properties fo:font-weight="bold" style:font-weight-asian="bold" style:font-weight-complex="bold"/>
    </style:style>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fo:font-weight="bold" style:font-weight-asian="bold" style:font-weight-complex="bold"/>
    </style:style>
    <style:style style:name="P291" style:parent-style-name="Standard" style:family="paragraph">
      <style:text-properties fo:font-weight="bold" style:font-weight-asian="bold" style:font-weight-complex="bold"/>
    </style:style>
    <style:style style:name="T292" style:parent-style-name="DefaultParagraphFont" style:family="text">
      <style:text-properties fo:font-weight="bold" style:font-weight-asian="bold" style:font-weight-complex="bold"/>
    </style:style>
    <style:style style:name="P293" style:parent-style-name="Standard" style:family="paragraph">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P295" style:parent-style-name="Standard" style:family="paragraph">
      <style:text-properties fo:font-weight="bold" style:font-weight-asian="bold" style:font-weight-complex="bold"/>
    </style:style>
    <style:style style:name="T296" style:parent-style-name="DefaultParagraphFont" style:family="text">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MODE – UPLOAD BOT</text:p>
        </text:list-item>
        <text:list-item>
          <text:p text:style-name="P3">TESTING MODE – EDIT CODE</text:p>
        </text:list-item>
        <text:list-item>
          <text:p text:style-name="P4">TESTING MODE – PUBLIC BOT</text:p>
        </text:list-item>
        <text:list-item>
          <text:p text:style-name="P5">TESTING MODE – PRELOADED BOT</text:p>
        </text:list-item>
        <text:list-item>
          <text:p text:style-name="P6">TESTING MODE – NEXT TURN</text:p>
        </text:list-item>
        <text:list-item>
          <text:p text:style-name="P7">TESTING MODE –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MODE – UPLOAD BOT</text:p>
      <text:p text:style-name="P47"/>
      <text:p text:style-name="P48">BASIC COURSE:</text:p>
      <text:p text:style-name="P49"/>
      <text:p text:style-name="Standard">The Testing Arena Webpage displays the Player Tab for a specific player<text:s/>to the user. The user selects the Upload File radio button.<text:s/>The Testing Arena Webpage displays the file upload menu<text:s/>to the user.<text:s/>The User selects<text:s/>on the Browse button, then<text:s/>selects their file from<text:s/>the file explorer<text:s/>and<text:s/>selects<text:s/>the Upload Bot button. The Bot Uploader confirms the file selected is a Java file with a size not exceeding the file size limit. The Bot Uploader uploads the file to the Server. The Server stores the file in the Bot Database. The Bot Database sends the Server the Bot ID upon successful upload. The Server sends the confirmation message and the Bot<text:s/>ID to the Bot Uploader.<text:s/>The Bot Uploader then sends the confirmation message to the Testing Arena Webpage.<text:s/>The Bot Uploader also sends the Bot ID to the Testing Arena Controller.<text:s/>The Testing Arena displays the confirmation message to the user.</text:p>
      <text:p text:style-name="P50"/>
      <text:p text:style-name="P51">ALTERNATE COURSES:</text:p>
      <text:p text:style-name="P52"/>
      <text:p text:style-name="Standard"><text:span text:style-name="T53">No file is selected:<text:s/></text:span>The Testing Arena Webpage displays an error stating that no file was selected.</text:p>
      <text:p text:style-name="P54"/>
      <text:p text:style-name="Standard"><text:span text:style-name="T55">The file selected is not a Java file:<text:s/></text:span>The Testing Arena Webpage displays an error<text:s/>stating that the selected file is not a Java file<text:s/>to the user.</text:p>
      <text:p text:style-name="P56"/>
      <text:p text:style-name="Standard"><text:span text:style-name="T57">File selected is exceeds the file size limit:<text:s/></text:span>The Testing Arena Webpage displays an error stating that the selected file exceeds the file size limit<text:s/>to the user.</text:p>
      <text:p text:style-name="P58"/>
      <text:p text:style-name="Standard"><text:span text:style-name="T59">The<text:s/></text:span><text:span text:style-name="T60">Bot Uploader</text:span><text:span text:style-name="T61"><text:s/>doesn't receive a response<text:s/></text:span><text:span text:style-name="T62">within a specified time:<text:s/></text:span>The<text:s/>Bot Uploader sends a bot upload timeout error to the Testing Arena Webpage. The<text:s/>Testing Arena Webpage displays an error<text:s/>stating that the bot upload request has timed out to the user.</text:p>
      <text:p text:style-name="P63"/>
      <text:p text:style-name="Standard"><text:span text:style-name="T64">Error occurred while storing the Bot in the Bot Database:</text:span><text:s/>The Bot Database sends the Server an error message indicating the error that occurred. <text:s/>The Server sends the error message to the<text:s/>Bot Uploader. The Bot Uploader sends the error message to the<text:s/>Testing Arena Webpage. The Testing Arena Webpage then displays the error<text:s/>to user.</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soft-page-break/>
      <text:p text:style-name="P84"><text:span text:style-name="T85">USE CASE:<text:s/></text:span>TESTING MODE – EDIT CODE</text:p>
      <text:p text:style-name="P86"/>
      <text:p text:style-name="P87">BASIC COURSE:</text:p>
      <text:p text:style-name="P88"/>
      <text:p text:style-name="Standard">The Testing Arena Webpage displays the Player Tab for a specific player. The user selects the Edit Code<text:s/>radio button. The Testing Arena Webpage displays the Edit Code menu. The user types their code into the Code Editor. The User clicks on the Upload Bot button. The Bot Uploader confirms the text in the Code Editor does not exceed the file size limit. The Bot Uploader uploads the text as a string to the Server. The Server stores the text as a Java file in the Bot Database. The Bot Database sends the Server the Bot ID upon successful upload. The Server sends the confirmation message and the Bot ID to the Testing Arena Webpage.</text:p>
      <text:p text:style-name="P89"/>
      <text:p text:style-name="P90">ALTERNATE COURSES:</text:p>
      <text:p text:style-name="P91"/>
      <text:p text:style-name="Standard"><text:span text:style-name="T92">Code Editor is empty:<text:s/></text:span>The Testing Arena Webpage displays an error stating that the Code Editor is empty.</text:p>
      <text:p text:style-name="P93"/>
      <text:p text:style-name="Standard"><text:span text:style-name="T94">Text in Code Editor exceeds file size limit:<text:s/></text:span>The Testing Arena Webpage displays an error stating that the text<text:s/>in the Code Editor exceeds the file size limit.</text:p>
      <text:p text:style-name="P95"/>
      <text:p text:style-name="Standard"><text:span text:style-name="T96">The<text:s/></text:span><text:span text:style-name="T97">Bot Uploader</text:span><text:span text:style-name="T98"><text:s/>doesn't receive a response within a specified time:<text:s/></text:span>The Testing Arena Webpage displays an error.</text:p>
      <text:p text:style-name="P99"/>
      <text:p text:style-name="Standard"><text:span text:style-name="T100">Error occurred while storing the Bot in the Bot Database:</text:span><text:s/>The Bot Database sends the Server an error message indicating the error that occurred. <text:s/>The Server sends the error message to the Testing Arena Webpage. The Testing Arena Webpage then displays the error.</text:p>
      <text:soft-page-break/>
      <text:p text:style-name="P101"><text:span text:style-name="T102">USE CASE:<text:s/></text:span>TESTING MODE – PUBLIC BOT</text:p>
      <text:p text:style-name="P103"/>
      <text:p text:style-name="P104">BASIC COURSE:</text:p>
      <text:p text:style-name="P105"/>
      <text:p text:style-name="Standard">The Testing Arena Webpage<text:s/>displays the Player Tab for a specific player. The user selects the Public Bot radio button. The Testing Arena Webpage displays the Public Bot menu. The User types the name of the bot in the Public Bot text field. The User clicks on the Submit button. The<text:s/>Bot Uploader sends the name of the bot to the Server. The Server checks that the bot exists and is public in the Bot Database. The Bot Database sends the Server the Bot ID upon successfully confirming the bot exists. The Server sends the confirmation message and the Bot ID to the Testing Arena Webpage.</text:p>
      <text:p text:style-name="P106"/>
      <text:p text:style-name="P107">ALTERNATE COURSES:</text:p>
      <text:p text:style-name="P108"/>
      <text:p text:style-name="Standard"><text:span text:style-name="T109">Public Bot text field is empty:<text:s/></text:span>The Testing Arena Webpage displays an error stating that the Public Bot text field is empty.</text:p>
      <text:p text:style-name="P110"/>
      <text:p text:style-name="Standard"><text:span text:style-name="T111">The<text:s/></text:span><text:span text:style-name="T112">Bot Uploader<text:s/></text:span><text:span text:style-name="T113">doesn't receive a response within<text:s/></text:span><text:span text:style-name="T114">a specified time:<text:s/></text:span>The Testing Arena Webpage displays an error.</text:p>
      <text:p text:style-name="Standard"/>
      <text:p text:style-name="Standard"><text:span text:style-name="T115">Bot does not exist in the Bot Database:<text:s/></text:span>The Bot Database sends the Server an error message indicating the bot does not exist in the Bot Database. The Server sends the error message to the Testing Arena Webpage. The Testing Arena Webpage then displays the error.</text:p>
      <text:p text:style-name="P116"/>
      <text:p text:style-name="Standard"><text:span text:style-name="T117">Bot specified is not set to public:<text:s/></text:span>The Bot Database sends the Server an error message indicating the bot is not set to public in the Bot Database. The Server sends the error message to<text:s/>the Testing Arena Webpage. The Testing Arena Webpage then displays the error.</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soft-page-break/>
      <text:p text:style-name="P141"><text:span text:style-name="T142">USE CASE:<text:s/></text:span>TESTING MODE – PRELOADED BOT</text:p>
      <text:p text:style-name="P143"/>
      <text:p text:style-name="P144">BASIC COURSE:</text:p>
      <text:p text:style-name="P145"/>
      <text:p text:style-name="Standard">The Testing Arena Webpage displays the Player Tab for a specific player. The user selects the<text:s/>Preloaded Bot radio button. The Testing Arena Webpage displays the Preloaded Bot menu. The User selects the bot in the Preloaded Bot drop down menu. The User clicks on the Submit button. The Bot Uploader sends the name of the bot to the Server. The Server<text:s/>checks that the bot exists and is public in the Bot Database. The Bot Database sends the Server the Bot ID upon successfully confirming the bot exists. The Server sends the confirmation message and the Bot ID to the Testing Arena Webpage.</text:p>
      <text:p text:style-name="P146"/>
      <text:p text:style-name="P147">ALTERNATE COURSES:</text:p>
      <text:p text:style-name="P148"/>
      <text:p text:style-name="Standard"><text:span text:style-name="T149">No preloaded bot is selected:<text:s/></text:span>The Testing Arena Webpage displays an error stating that no preloaded bot was selected.</text:p>
      <text:p text:style-name="P150"/>
      <text:p text:style-name="Standard"><text:span text:style-name="T151">The<text:s/></text:span><text:span text:style-name="T152">Bot Uploader<text:s/></text:span><text:span text:style-name="T153">doesn't receive a response within a specified time:<text:s/></text:span>The Testing Arena Webpage displays an error.</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soft-page-break/>
      <text:p text:style-name="P185"><text:span text:style-name="T186">USE CASE:<text:s/></text:span>TESTING MODE – NEXT TURN</text:p>
      <text:p text:style-name="P187"/>
      <text:p text:style-name="P188">BASIC COURSE:</text:p>
      <text:p text:style-name="P189"/>
      <text:p text:style-name="Standard">The Testing Arena Webpage displays the Game Display Tab and the match has not ended. The Game Display Window displays the last available Game State. The user clicks on the Next Turn<text:s/>button. The Testing Arena Controller sends the user's request to the Server, including the turn number and bot ID of the current turn. The Testing Arena Controller disables all input and waits for a response. The Server sends the request to the Game Evaluation Engine. The Server then waits until the next turn has been evaluated and stored in the Game State Database. The Server then retrieves the turn changes from the Game State Database. The Server then sends the turn changes to the Testing Arena Webpage. The Testing Arena Webpage then passes the turn changes to the Game Display Module. The Game Display Module then saves the turn changes. The Game Display Module then displays the turn using the Game Display Window. The Game Display Module also updates the Status Table appropriately.</text:p>
      <text:p text:style-name="P190"/>
      <text:p text:style-name="P191">ALTERNATE COURSES:</text:p>
      <text:p text:style-name="P192"/>
      <text:p text:style-name="Standard"><text:span text:style-name="T193">The Testing<text:s/></text:span><text:span text:style-name="T194">Arena</text:span><text:span text:style-name="T195"><text:s/>Controller doesn't receive a response within a specified time:<text:s/></text:span>The Testing Arena Webpage displays an error.</text:p>
      <text:p text:style-name="P196"/>
      <text:p text:style-name="Standard"><text:span text:style-name="T197">The Game Evaluation Engine stores an error state:<text:s/></text:span>The Game Display Module displays<text:s/>the error message stored in the turn changes using the Status Table.</text:p>
      <text:p text:style-name="P198"/>
      <text:soft-page-break/>
      <text:p text:style-name="P199"><text:span text:style-name="T200">USE CASE:<text:s/></text:span>TESTING MODE – UNDO</text:p>
      <text:p text:style-name="P201"/>
      <text:p text:style-name="P202">BASIC COURSE:</text:p>
      <text:p text:style-name="P203"/>
      <text:p text:style-name="Standard">The Testing Arena Webpage displays the Game Display Tab and it is not on the first turn. The Game Display Window displays the last<text:s/>available Game State. The user clicks on the Undo button. The Testing Arena Controller then sends a message to the Game Display Module indicating that it needs to undo a turn. The Game Display Module then restores the previous Game State and deletes the turn changes for the most recent turn.</text:p>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soft-page-break/>
      <text:p text:style-name="P242"><text:span text:style-name="T243">USE CASE:<text:s/></text:span>PLAYBACK MODE – RETRIEVE DATA</text:p>
      <text:p text:style-name="P244"/>
      <text:p text:style-name="P245">BASIC COURSE:</text:p>
      <text:p text:style-name="P246"/>
      <text:p text:style-name="Standard">The user navigates to the Playback Mode Webpage. The Playback Mode Webpage retrieves the Match ID from the query string in<text:s/>the web URL. The Playback Mode Webpage sends a request to the Server with the Match ID. The Server requests the complete match data (the game initialization message and turns array) from the Game State Database. The Game State Database then retrieves the complete match data and sends it to the Server. The Server then sends the match data to the Playback Mode Webpage. The Playback Mode Webpage then passes the match data to the Game Display Module. The Game Display Module saves the match data. The Game Display Module displays the initial Game State.</text:p>
      <text:p text:style-name="P247"/>
      <text:p text:style-name="P248">ALTERNATE COURSES:</text:p>
      <text:p text:style-name="P249"/>
      <text:p text:style-name="Standard"><text:span text:style-name="T250">The Playback Mode Webpage doesn't receive a response within a specified time:<text:s/></text:span>The Playback Mode Webpage displays an error.</text:p>
      <text:p text:style-name="P251"/>
      <text:p text:style-name="Standard"><text:span text:style-name="T252">The specified match does not exist in the Game State Database:<text:s/></text:span>The Game State Database sends the Server an error message indicating the match does not exist in the Game State Database. The Server sends the error message to the Playback Mode Webpage. The Playback Mode Webpage then displays the error.</text:p>
      <text:p text:style-name="P253"/>
      <text:p text:style-name="Standard"><text:span text:style-name="T254">Query string is empty:<text:s/></text:span>The Playback Mode Webpage displays an error stating that the query string is empty.</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soft-page-break/>
      <text:p text:style-name="P279"><text:span text:style-name="T280">USE CASE:<text:s/></text:span>PLAYBACK MODE – REPLAYING MATCH</text:p>
      <text:p text:style-name="P281"/>
      <text:p text:style-name="P282">BASIC COURSE:</text:p>
      <text:p text:style-name="P283"/>
      <text:p text:style-name="Standard">The Playback Mode Webpage has loaded a full match. The User clicks on the Play button. The<text:s/>Game Display Module begins animating the match starting from the current turn and ending with the final turn.</text:p>
      <text:p text:style-name="P284"/>
      <text:p text:style-name="P285">ALTERNATE COURSES:</text:p>
      <text:p text:style-name="P286"/>
      <text:p text:style-name="Standard"><text:span text:style-name="T287">User clicks on the Go To Start button:<text:s/></text:span>The Game Display Module pauses the game and displays the first turn.</text:p>
      <text:p text:style-name="P288"/>
      <text:p text:style-name="Standard"><text:span text:style-name="T289">User clicks on<text:s/></text:span><text:span text:style-name="T290">the Step Back One Turn button:<text:s/></text:span>The Game Display Module pauses the game and displays the previous turn.</text:p>
      <text:p text:style-name="P291"/>
      <text:p text:style-name="Standard"><text:span text:style-name="T292">User clicks on the Pause button:<text:s/></text:span>The Game Display Module pauses the game.</text:p>
      <text:p text:style-name="P293"/>
      <text:p text:style-name="Standard"><text:span text:style-name="T294">User clicks on the Step Forward One Turn button:<text:s/></text:span>The Game Display Module pauses the game and displays the next turn.</text:p>
      <text:p text:style-name="P295"/>
      <text:p text:style-name="Standard"><text:span text:style-name="T296">User clicks on the Go To End button:<text:s/></text:span>The Game Display Module pauses the game and displays the last turn.</text:p>
      <text:p text:style-name="P297"/>
      <text:p text:style-name="Standard"><text:span text:style-name="T298">User moves the sp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16T15:14:00Z</meta:creation-date>
    <dc:date>2016-03-18T20:49:00Z</dc:date>
    <meta:template xlink:href="Normal.dotm" xlink:type="simple"/>
    <meta:editing-cycles>68</meta:editing-cycles>
    <meta:editing-duration>PT17340S</meta:editing-duration>
    <meta:document-statistic meta:page-count="10" meta:paragraph-count="19" meta:word-count="1494" meta:character-count="9993" meta:row-count="70" meta:non-whitespace-character-count="8518"/>
  </office:meta>
</office:document-meta>
</file>